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I Design Action Tracker</text:p>
      <text:p text:style-name="Standard"/>
      <text:p text:style-name="P1">Tracker Review/Update Date: <text:span text:style-name="T5">04/01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UI Design</text:span></text:p>
      <text:p text:style-name="P1"><text:span text:style-name="T5"><text:tab/></text:span>Meeting Date<text:span text:style-name="T5"><text:tab/> </text:span>:<text:span text:style-name="T5"> 03/20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list xml:id="list746594012" text:style-name="L1">
              <text:list-header>
                <text:p text:style-name="P5">ScreenDesign – Organization &amp; Group User.</text:p>
              </text:list-header>
            </text:list>
          </table:table-cell>
          <table:table-cell table:style-name="Table16.A2" office:value-type="string">
            <text:p text:style-name="P3">Sarat</text:p>
          </table:table-cell>
          <table:table-cell table:style-name="Table16.A2" office:value-type="string">
            <text:p text:style-name="P1"><text:span text:style-name="T5">04/01/2013<text:tab/></text:span>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600729860" text:continue-numbering="true" text:style-name="L1">
              <text:list-header>
                <text:p text:style-name="P5">Alert UI Design.</text:p>
              </text:list-header>
            </text:list>
          </table:table-cell>
          <table:table-cell table:style-name="Table16.A2" office:value-type="string">
            <text:p text:style-name="P3">Sarat</text:p>
          </table:table-cell>
          <table:table-cell table:style-name="Table16.A2" office:value-type="string">
            <text:p text:style-name="P1"><text:span text:style-name="T5">04/01/2013<text:tab/></text:span>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923658433" text:continue-numbering="true" text:style-name="L1">
              <text:list-header>
                <text:p text:style-name="P5">Sales Module.</text:p>
              </text:list-header>
            </text:list>
          </table:table-cell>
          <table:table-cell table:style-name="Table16.A2" office:value-type="string">
            <text:p text:style-name="P3">Sarat</text:p>
          </table:table-cell>
          <table:table-cell table:style-name="Table16.A2" office:value-type="string">
            <text:p text:style-name="P1"><text:span text:style-name="T5">04/01/2013<text:tab/></text:span>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689923186" text:continue-numbering="true" text:style-name="L1">
              <text:list-header>
                <text:p text:style-name="P5">Reports.</text:p>
              </text:list-header>
            </text:list>
          </table:table-cell>
          <table:table-cell table:style-name="Table16.A2" office:value-type="string">
            <text:p text:style-name="P3">Sarat</text:p>
          </table:table-cell>
          <table:table-cell table:style-name="Table16.A2" office:value-type="string">
            <text:p text:style-name="P1"><text:span text:style-name="T5">04/01/2013<text:tab/></text:span>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3:24</dc:date>
    <dc:creator>jaipal </dc:creator>
    <meta:editing-duration>PT1H57M38S</meta:editing-duration>
    <meta:editing-cycles>120</meta:editing-cycles>
    <meta:document-statistic meta:table-count="1" meta:image-count="1" meta:object-count="0" meta:page-count="1" meta:paragraph-count="29" meta:word-count="65" meta:character-count="451" meta:non-whitespace-character-count="392"/>
  </office:meta>
</office:document-meta>
</file>